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officeooo:rsid="000ee22d"/>
    </style:style>
    <style:style style:name="T2" style:family="text">
      <style:text-properties officeooo:rsid="0013a5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iza<text:span text:style-name="T1">ción de</text:span> un programa en java que simul<text:span text:style-name="T2">a</text:span> un buzón de correo (recurso compartido), de forma que se pueda enviar un mensaje o leer un mensaje. El buzón sólo puede almacenar un mensaje, de manera que para poder escribir se debe encontrar vacío y para poder leer debe estar lleno. <text:span text:style-name="T1">Se c</text:span>rea<text:span text:style-name="T1">n</text:span> varios hilos lectores y escritores que manejen dicho buzón de forma sincronizada.</text:p>
      <text:p text:style-name="P1"/>
      <text:p text:style-name="P1">Clases necesarias:</text:p>
      <text:p text:style-name="P1"/>
      <text:p text:style-name="P1">LectorHilo: codificamos las instrucciones que deben ejecutar los hilos encargados de leer los mensajes del recurso compartido buzón.</text:p>
      <text:p text:style-name="P1"/>
      <text:p text:style-name="P1">EscritorHilo: donde codificaremos las instrucciones que deben ejecutar los hilos encargados de escribir mensajes en el recurso compartido buzón.</text:p>
      <text:p text:style-name="P1"/>
      <text:p text:style-name="P1">BuzonCorreo: donde encapsularemos el recurso compartido buzón y haremos visibles los métodos disponibles por los lectores y escritores para poder acceder de forma sincronizada al buzón. La clase buzónCorreo así concebida posee la estructura de un monitor.</text:p>
      <text:p text:style-name="P1"/>
      <text:p text:style-name="P1">En el programa principal:</text:p>
      <text:p text:style-name="P1"/>
      <text:p text:style-name="P1">Se instancia un objeto BuzonCorreo y varios LectorHilo y EscritorHilo, respectivamente. <text:span text:style-name="T1">Se </text:span>pr<text:span text:style-name="T1">ueba</text:span> con dos de cada. Se arrancan los hilos y espera a que terminen.</text:p>
      <text:p text:style-name="P1"/>
      <text:p text:style-name="P1">Al final, el programa principal imprimir<text:span text:style-name="T1">á</text:span> la frase "FIN DE LA EJECUCIÓN". 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8T22:04:34.680000000</dc:date>
    <meta:editing-duration>PT4M34S</meta:editing-duration>
    <meta:editing-cycles>4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8" meta:word-count="182" meta:character-count="1181" meta:non-whitespace-character-count="1006"/>
  </office:meta>
</office:document-meta>
</file>